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284cm" fo:min-width="2.301cm"/>
    </style:style>
    <style:style style:name="gr2" style:family="graphic" style:parent-style-name="standard">
      <style:graphic-properties draw:fill="gradient" draw:fill-gradient-name="Gradient_20_3" draw:gradient-step-count="0" draw:textarea-horizontal-align="justify" draw:textarea-vertical-align="middle" draw:auto-grow-height="false" fo:min-height="1.84cm" fo:min-width="1.801cm"/>
    </style:style>
    <style:style style:name="gr3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0.812cm" fo:min-width="2.824cm"/>
    </style:style>
    <style:style style:name="gr4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5cm" fo:min-width="0.9cm"/>
    </style:style>
    <style:style style:name="gr5" style:family="graphic" style:parent-style-name="objectwithoutfill">
      <style:graphic-properties draw:fill="none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fill="gradient" draw:fill-gradient-name="Gradient_20_9" draw:gradient-step-count="0" draw:textarea-horizontal-align="justify" draw:textarea-vertical-align="middle" draw:auto-grow-height="false" fo:min-height="0.47cm" fo:min-width="1.48cm"/>
    </style:style>
    <style:style style:name="gr8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22cm" fo:min-width="4.1cm"/>
    </style:style>
    <style:style style:name="gr9" style:family="graphic" style:parent-style-name="standard">
      <style:graphic-properties svg:stroke-color="#000000" draw:marker-end="Arrow" draw:textarea-horizontal-align="right" draw:textarea-vertical-align="top" fo:padding-top="0.1cm"/>
    </style:style>
    <style:style style:name="gr10" style:family="graphic" style:parent-style-name="standard">
      <style:graphic-properties svg:stroke-color="#000000" draw:marker-end="Arrow" draw:textarea-vertical-align="top" fo:padding-top="0.2cm"/>
    </style:style>
    <style:style style:name="gr11" style:family="graphic" style:parent-style-name="standard">
      <style:graphic-properties svg:stroke-color="#94070a" draw:marker-start="Arrow" draw:textarea-horizontal-align="center" fo:padding-top="0cm" fo:padding-bottom="0.3cm" fo:padding-left="1cm" fo:padding-right="0.4cm"/>
    </style:style>
    <style:style style:name="gr12" style:family="graphic" style:parent-style-name="standard">
      <style:graphic-properties svg:stroke-color="#ba131a" draw:marker-start="Arrow" draw:textarea-horizontal-align="right" draw:textarea-vertical-align="top" fo:padding-top="0cm" fo:padding-bottom="0.4cm"/>
    </style:style>
    <style:style style:name="gr13" style:family="graphic" style:parent-style-name="standard">
      <style:graphic-properties svg:stroke-color="#ba131a" draw:marker-start="Arrow" draw:textarea-vertical-align="bottom"/>
    </style:style>
    <style:style style:name="gr14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354cm" fo:min-width="0cm"/>
    </style:style>
    <style:style style:name="gr15" style:family="graphic" style:parent-style-name="standard">
      <style:graphic-properties svg:stroke-color="#000000" draw:marker-start="Arrow" draw:marker-end="Arrow" draw:textarea-vertical-align="middle" fo:padding-top="-0.6cm" fo:padding-bottom="0cm"/>
    </style:style>
    <style:style style:name="gr16" style:family="graphic" style:parent-style-name="standard">
      <style:graphic-properties svg:stroke-color="#000000" draw:marker-start="Arrow" draw:marker-end="Arrow" draw:textarea-vertical-align="bottom" fo:padding-top="0cm" fo:padding-bottom="0.5cm"/>
    </style:style>
    <style:style style:name="gr17" style:family="graphic" style:parent-style-name="standard">
      <style:graphic-properties svg:stroke-color="#000000" draw:marker-end="Arrow"/>
    </style:style>
    <style:style style:name="gr18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142cm" fo:min-width="0cm"/>
    </style:style>
    <style:style style:name="gr19" style:family="graphic" style:parent-style-name="standard">
      <style:graphic-properties svg:stroke-color="#a40000" draw:marker-start="" draw:marker-end="Arrow" draw:textarea-horizontal-align="left" fo:padding-right="1.1cm"/>
    </style:style>
    <style:style style:name="gr20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225cm" fo:min-width="1.99cm"/>
    </style:style>
    <style:style style:name="gr21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75cm" fo:min-width="0.9cm"/>
    </style:style>
    <style:style style:name="gr22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47cm" fo:min-width="4.1cm"/>
    </style:style>
    <style:style style:name="gr23" style:family="graphic" style:parent-style-name="standard">
      <style:graphic-properties svg:stroke-color="#000000" draw:marker-start="Arrow" draw:marker-end="Arrow" draw:textarea-horizontal-align="right" fo:padding-top="0.3cm"/>
    </style:style>
    <style:style style:name="gr24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0.975cm" fo:min-width="0.9cm"/>
    </style:style>
    <style:style style:name="gr25" style:family="graphic" style:parent-style-name="standard">
      <style:graphic-properties svg:stroke-color="#000000" draw:marker-start="Arrow" draw:marker-end="Arrow" draw:textarea-vertical-align="top"/>
    </style:style>
    <style:style style:name="gr26" style:family="graphic" style:parent-style-name="standard">
      <style:graphic-properties svg:stroke-color="#000000" draw:marker-start="Arrow" draw:marker-end=""/>
    </style:style>
    <style:style style:name="gr27" style:family="graphic" style:parent-style-name="standard">
      <style:graphic-properties draw:fill="gradient" draw:fill-gradient-name="Gradient_20_4" draw:gradient-step-count="0" draw:textarea-horizontal-align="justify" draw:textarea-vertical-align="middle" draw:auto-grow-height="false" fo:min-height="0.46cm" fo:min-width="16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cm"/>
    </style:style>
    <style:style style:name="gr29" style:family="graphic" style:parent-style-name="standard">
      <style:graphic-properties draw:stroke="none" svg:stroke-color="#000000" draw:fill="none" draw:fill-color="#ffffff" fo:min-height="0.319cm"/>
    </style:style>
    <style:style style:name="gr30" style:family="graphic" style:parent-style-name="objectwithoutfill">
      <style:graphic-properties svg:stroke-width="0.018cm" draw:marker-start="" draw:marker-start-width="0.227cm" draw:marker-end="" draw:marker-end-width="0.227cm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2" draw:gradient-step-count="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gradient" draw:fill-gradient-name="Gradient_20_3" draw:gradient-step-count="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gradient" draw:fill-gradient-name="Gradient_20_12" draw:gradient-step-count="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gradient" draw:fill-color="#89c765" draw:fill-gradient-name="Gradient_20_7" draw:gradient-step-count="64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gradient" draw:fill-gradient-name="Gradient_20_9" draw:gradient-step-count="0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gradient" draw:fill-gradient-name="Gradient_20_12" draw:gradient-step-count="0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color="#ce181e" fo:font-size="6pt" style:font-size-asian="6pt" style:font-size-complex="6pt"/>
    </style:style>
    <style:style style:name="P12" style:family="paragraph">
      <style:paragraph-properties fo:text-align="center"/>
      <style:text-properties fo:color="#ce181e" fo:font-size="8pt" style:font-size-asian="8pt" style:font-size-complex="8pt"/>
    </style:style>
    <style:style style:name="P13" style:family="paragraph">
      <style:paragraph-properties fo:text-align="center"/>
      <style:text-properties fo:color="#ba131a" fo:font-size="8pt" style:font-size-asian="8pt" style:font-size-complex="8pt"/>
    </style:style>
    <style:style style:name="P14" style:family="paragraph">
      <loext:graphic-properties draw:fill="gradient" draw:fill-gradient-name="Gradient_20_10" draw:gradient-step-count="0"/>
      <style:paragraph-properties fo:text-align="center"/>
    </style:style>
    <style:style style:name="P15" style:family="paragraph">
      <loext:graphic-properties draw:fill="gradient" draw:fill-gradient-name="gradient" draw:gradient-step-count="0"/>
      <style:paragraph-properties fo:text-align="center"/>
    </style:style>
    <style:style style:name="P16" style:family="paragraph">
      <style:paragraph-properties fo:text-align="center"/>
      <style:text-properties fo:color="#a40000" fo:font-size="6pt" style:font-size-asian="6pt" style:font-size-complex="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color="#000000"/>
    </style:style>
    <style:style style:name="P19" style:family="paragraph">
      <loext:graphic-properties draw:fill="gradient" draw:fill-gradient-name="Gradient_20_4" draw:gradient-step-count="0"/>
      <style:paragraph-properties fo:text-align="center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fo:font-weight="normal" style:font-size-asian="7pt" style:font-weight-asian="bold" style:font-size-complex="7pt" style:font-weight-complex="bold"/>
    </style:style>
    <style:style style:name="P23" style:family="paragraph">
      <loext:graphic-properties draw:fill="none" draw:fill-color="#ffffff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e181e" fo:font-size="6pt" style:font-size-asian="6pt" style:font-size-complex="6pt"/>
    </style:style>
    <style:style style:name="T7" style:family="text">
      <style:text-properties fo:color="#ce181e" fo:font-size="8pt" style:font-size-asian="8pt" style:font-size-complex="8pt"/>
    </style:style>
    <style:style style:name="T8" style:family="text">
      <style:text-properties fo:color="#ba131a" fo:font-size="8pt" style:font-size-asian="8pt" style:font-size-complex="8pt"/>
    </style:style>
    <style:style style:name="T9" style:family="text">
      <style:text-properties fo:color="#a40000" fo:font-size="6pt" style:font-size-asian="6pt" style:font-size-complex="6pt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7pt" fo:font-weight="normal" style:font-size-asian="7pt" style:font-weight-asian="bold" style:font-size-complex="7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2.8cm" svg:height="4.8cm" svg:x="1.6cm" svg:y="5cm">
          <text:p text:style-name="P1"><text:span text:style-name="T1">PosgtreSQL</text:span><text:span text:style-name="T1"><text:line-break/></text:span><text:span text:style-name="T1">DB</text:span><text:span text:style-name="T1"><text:line-break/></text:span><text:span text:style-name="T1">Extension</text:span><text:span text:style-name="T1"><text:line-break/></text:span><text:span text:style-name="T1">-</text:span><text:span text:style-name="T1"><text:line-break/></text:span><text:span text:style-name="T1">Foreign Data</text:span><text:span text:style-name="T1"><text:line-break/></text:span><text:span text:style-name="T1">Wrapp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17" draw:id="id17" draw:layer="layout" svg:width="2.3cm" svg:height="2.6cm" svg:x="6.1cm" svg:y="1.3cm">
          <text:p text:style-name="P1"><text:span text:style-name="T1">In-Memory</text:span><text:span text:style-name="T1"><text:line-break/></text:span><text:span text:style-name="T1">Log</text:span><text:span text:style-name="T1"><text:line-break/></text:span><text:span text:style-name="T1">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xml:id="id10" draw:id="id10" draw:layer="layout" svg:width="4.7cm" svg:height="1.5cm" svg:x="17.9cm" svg:y="18.45cm">
          <text:p text:style-name="P1"><text:span text:style-name="T2">In-Memory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4.7cm" svg:height="1.5cm" svg:x="7.1cm" svg:y="18.45cm">
          <text:p text:style-name="P1"><text:span text:style-name="T2">In-Memory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4.7cm" svg:height="1.5cm" svg:x="12.5cm" svg:y="18.45cm">
          <text:p text:style-name="P1"><text:span text:style-name="T2">In-Memory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1.4cm" svg:height="1.75cm" svg:x="24.85cm" svg:y="3.67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4cm" svg:height="1.75cm" svg:x="24.85cm" svg:y="15.3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1.4cm" svg:height="1.75cm" svg:x="19.55cm" svg:y="15.3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1.4cm" svg:height="1.75cm" svg:x="14.15cm" svg:y="15.3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1.4cm" svg:height="1.75cm" svg:x="8.75cm" svg:y="15.3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7cm" svg:height="1.5cm" svg:x="23.2cm" svg:y="18.45cm">
          <text:p text:style-name="P1"><text:span text:style-name="T2">In-Memory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5.1cm" svg:y1="13.75cm" svg:x2="25.55cm" svg:y2="15.35cm" draw:start-shape="id1" draw:start-glue-point="10" draw:end-shape="id2" draw:end-glue-point="0" svg:d="M15100 13750l10450 1600" svg:viewBox="0 0 10451 1601">
          <text:p/>
        </draw:connector>
        <draw:connector draw:style-name="gr6" draw:text-style-name="P6" draw:layer="layout" draw:type="line" svg:x1="3.95cm" svg:y1="17.1cm" svg:x2="3.95cm" svg:y2="18.45cm" draw:start-shape="id3" draw:start-glue-point="2" draw:end-shape="id4" svg:d="M39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14.85cm" svg:y1="17.1cm" svg:x2="14.85cm" svg:y2="18.45cm" draw:start-shape="id5" draw:start-glue-point="2" draw:end-shape="id6" draw:end-glue-point="4" svg:d="M148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9.45cm" svg:y1="17.1cm" svg:x2="9.45cm" svg:y2="18.45cm" draw:start-shape="id7" draw:start-glue-point="2" draw:end-shape="id8" draw:end-glue-point="4" svg:d="M94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20.25cm" svg:y1="17.1cm" svg:x2="20.25cm" svg:y2="18.45cm" draw:start-shape="id9" draw:start-glue-point="2" draw:end-shape="id10" draw:end-glue-point="4" svg:d="M202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25.55cm" svg:y1="17.1cm" svg:x2="25.55cm" svg:y2="18.45cm" draw:start-shape="id2" draw:end-shape="id11" draw:end-glue-point="4" svg:d="M255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5" draw:text-style-name="P6" draw:layer="layout" draw:type="line" svg:x1="14.85cm" svg:y1="14cm" svg:x2="14.85cm" svg:y2="15.35cm" draw:start-shape="id1" draw:start-glue-point="8" draw:end-shape="id5" draw:end-glue-point="0" svg:d="M14850 14000v1350" svg:viewBox="0 0 1 1351">
          <text:p/>
        </draw:connector>
        <draw:connector draw:style-name="gr5" draw:text-style-name="P6" draw:layer="layout" draw:type="line" svg:x1="14.6cm" svg:y1="13.75cm" svg:x2="3.95cm" svg:y2="15.35cm" draw:start-shape="id1" draw:start-glue-point="6" draw:end-shape="id3" svg:d="M14600 13750l-10650 1600" svg:viewBox="0 0 10651 1601">
          <text:p/>
        </draw:connector>
        <draw:connector draw:style-name="gr5" draw:text-style-name="P6" draw:layer="layout" draw:type="line" svg:x1="14.673cm" svg:y1="13.927cm" svg:x2="9.45cm" svg:y2="15.35cm" draw:start-shape="id1" draw:start-glue-point="7" draw:end-shape="id7" draw:end-glue-point="0" svg:d="M14673 13927l-5223 1423" svg:viewBox="0 0 5224 1424">
          <text:p/>
        </draw:connector>
        <draw:connector draw:style-name="gr5" draw:text-style-name="P6" draw:layer="layout" draw:type="line" svg:x1="15.027cm" svg:y1="13.927cm" svg:x2="20.25cm" svg:y2="15.35cm" draw:start-shape="id1" draw:start-glue-point="9" draw:end-shape="id9" draw:end-glue-point="0" svg:d="M15027 13927l5223 1423" svg:viewBox="0 0 5224 1424">
          <text:p/>
        </draw:connector>
        <draw:connector draw:style-name="gr6" draw:text-style-name="P6" draw:layer="layout" draw:type="line" svg:x1="24.09cm" svg:y1="3.112cm" svg:x2="24.85cm" svg:y2="4.55cm" draw:start-shape="id12" draw:start-glue-point="1" draw:end-shape="id13" draw:end-glue-point="3" svg:d="M24090 3112l760 1438" svg:viewBox="0 0 761 1439">
          <text:p text:style-name="P1"><text:span text:style-name="T4"/></text:p>
          <text:p text:style-name="P1"><text:span text:style-name="T4"/></text:p>
        </draw:connector>
        <draw:custom-shape draw:style-name="gr7" draw:text-style-name="P7" xml:id="id16" draw:id="id16" draw:layer="layout" svg:width="2.75cm" svg:height="1cm" svg:x="9.7cm" svg:y="6.9cm">
          <text:p text:style-name="P1"><text:span text:style-name="T5">In-Memory</text:span><text:span text:style-name="T5"><text:line-break/></text:span><text:span text:style-name="T5">Failover</text:span><text:span text:style-name="T5"><text:line-break/></text:span><text:span text:style-name="T5">Load Balancer</text:span></text:p>
          <draw:enhanced-geometry svg:viewBox="0 0 21600 21600" draw:glue-points="?f6 10800 10800 21600 ?f5 10800 10800 0" draw:text-areas="?f3 ?f3 ?f4 ?f4" draw:type="trapezoid" draw:modifiers="2294.2830365510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8" xml:id="id20" draw:id="id20" draw:layer="layout" svg:width="5.1cm" svg:height="3.5cm" svg:x="15.55cm" svg:y="2.8cm">
          <text:p text:style-name="P1">In-Memory<text:line-break/>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9" draw:layer="layout" svg:x1="4.4cm" svg:y1="7.4cm" svg:x2="5.6cm" svg:y2="7.4cm" draw:start-shape="id14" draw:start-glue-point="8" draw:end-shape="id15" draw:end-glue-point="3" svg:d="M4400 7400h1200" svg:viewBox="0 0 1201 1">
          <text:p/>
        </draw:connector>
        <draw:connector draw:style-name="gr10" draw:text-style-name="P10" draw:layer="layout" svg:x1="11.075cm" svg:y1="6.9cm" svg:x2="8.4cm" svg:y2="2.6cm" draw:start-shape="id16" draw:start-glue-point="7" draw:end-shape="id17" draw:end-glue-point="7" svg:d="M11075 6900v-4300h-2675" svg:viewBox="0 0 2676 4301">
          <text:p text:style-name="P1"><text:span text:style-name="T3">Yakın İletişim</text:span><text:span text:style-name="T3"><text:line-break/></text:span><text:span text:style-name="T3">Arabirim</text:span></text:p>
        </draw:connector>
        <draw:connector draw:style-name="gr10" draw:text-style-name="P10" draw:layer="layout" svg:x1="3cm" svg:y1="5cm" svg:x2="6.1cm" svg:y2="2.6cm" draw:start-shape="id14" draw:start-glue-point="5" draw:end-shape="id17" draw:end-glue-point="5" svg:d="M3000 5000v-2400h3100" svg:viewBox="0 0 3101 2401">
          <text:p text:style-name="P1"><text:span text:style-name="T3">Yakın İletişim</text:span><text:span text:style-name="T3"><text:line-break/></text:span><text:span text:style-name="T3">Arabirim</text:span></text:p>
        </draw:connector>
        <draw:connector draw:style-name="gr11" draw:text-style-name="P11" draw:layer="layout" svg:x1="11.175cm" svg:y1="9.1cm" svg:x2="13.9cm" svg:y2="9.1cm" draw:start-shape="id18" draw:start-glue-point="10" draw:end-shape="id19" draw:end-glue-point="6" svg:d="M11175 9100h2725" svg:viewBox="0 0 2726 1">
          <text:p text:style-name="P1"><text:span text:style-name="T6">Heartbeat</text:span></text:p>
        </draw:connector>
        <draw:connector draw:style-name="gr12" draw:text-style-name="P12" draw:layer="layout" svg:x1="14cm" svg:y1="9cm" svg:x2="15.55cm" svg:y2="4.55cm" draw:start-shape="id19" draw:start-glue-point="4" draw:end-shape="id20" draw:end-glue-point="5" svg:d="M14000 9000v-4450h1550" svg:viewBox="0 0 1551 4451">
          <text:p text:style-name="P1"><text:span text:style-name="T7">Heartbeat</text:span></text:p>
        </draw:connector>
        <draw:connector draw:style-name="gr13" draw:text-style-name="P13" draw:layer="layout" svg:x1="14cm" svg:y1="9.2cm" svg:x2="15.55cm" svg:y2="9.95cm" draw:start-shape="id19" draw:start-glue-point="8" draw:end-shape="id21" draw:end-glue-point="5" svg:d="M14000 9200v750h1550" svg:viewBox="0 0 1551 751">
          <text:p text:style-name="P1"><text:span text:style-name="T8">Heartbeat</text:span></text:p>
        </draw:connector>
        <draw:custom-shape draw:style-name="gr3" draw:text-style-name="P4" xml:id="id4" draw:id="id4" draw:layer="layout" svg:width="4.7cm" svg:height="1.5cm" svg:x="1.6cm" svg:y="18.45cm">
          <text:p text:style-name="P1"><text:span text:style-name="T2">In-Memory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4cm" svg:height="1.75cm" svg:x="3.25cm" svg:y="15.3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" draw:id="id1" draw:layer="layout" svg:width="0.5cm" svg:height="0.5cm" svg:x="14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22" draw:id="id22" draw:layer="layout" svg:width="0.5cm" svg:height="0.5cm" svg:x="26.925cm" svg:y="1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svg:x1="14.85cm" svg:y1="13.5cm" svg:x2="26.925cm" svg:y2="12.9cm" draw:start-shape="id1" draw:start-glue-point="4" draw:end-shape="id22" draw:end-glue-point="6" svg:d="M14850 13500v-600h12075" svg:viewBox="0 0 12076 601">
          <text:p text:style-name="P1"><text:span text:style-name="T3">Uzak İletişim</text:span><text:span text:style-name="T3"><text:line-break/></text:span><text:span text:style-name="T3">Arabirimi</text:span></text:p>
        </draw:connector>
        <draw:connector draw:style-name="gr16" draw:text-style-name="P10" draw:layer="layout" svg:x1="27.425cm" svg:y1="12.9cm" svg:x2="27.425cm" svg:y2="7.25cm" draw:start-shape="id22" draw:start-glue-point="10" draw:end-shape="id23" draw:end-glue-point="10" svg:d="M27425 12900h502v-5650h-502" svg:viewBox="0 0 503 5651">
          <text:p text:style-name="P1"><text:span text:style-name="T3">Uzak İletişim</text:span><text:span text:style-name="T3"><text:line-break/></text:span><text:span text:style-name="T3">Arabirimi</text:span></text:p>
        </draw:connector>
        <draw:custom-shape draw:style-name="gr14" draw:text-style-name="P14" xml:id="id23" draw:id="id23" draw:layer="layout" svg:width="0.5cm" svg:height="0.5cm" svg:x="26.9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svg:x1="26.25cm" svg:y1="9.95cm" svg:x2="27.175cm" svg:y2="7.5cm" draw:start-shape="id24" draw:start-glue-point="1" draw:end-shape="id23" draw:end-glue-point="8" svg:d="M26250 9950h925v-2450" svg:viewBox="0 0 926 2451">
          <text:p/>
        </draw:connector>
        <draw:connector draw:style-name="gr17" draw:text-style-name="P1" draw:layer="layout" svg:x1="26.25cm" svg:y1="4.55cm" svg:x2="27.175cm" svg:y2="7cm" draw:start-shape="id13" draw:start-glue-point="1" draw:end-shape="id23" draw:end-glue-point="4" svg:d="M26250 4550h925v2450" svg:viewBox="0 0 926 2451">
          <text:p/>
        </draw:connector>
        <draw:custom-shape draw:style-name="gr18" draw:text-style-name="P15" xml:id="id19" draw:id="id19" draw:layer="layout" svg:width="0.2cm" svg:height="0.2cm" svg:x="13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8" draw:id="id18" draw:layer="layout" svg:width="0.2cm" svg:height="0.2cm" svg:x="10.9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6" draw:layer="layout" svg:x1="11.075cm" svg:y1="9cm" svg:x2="11.075cm" svg:y2="7.9cm" draw:start-shape="id18" draw:start-glue-point="4" draw:end-shape="id16" draw:end-glue-point="5" svg:d="M11075 9000v-1100" svg:viewBox="0 0 1 1101">
          <text:p text:style-name="P1"><text:span text:style-name="T9">Heartbeat</text:span></text:p>
        </draw:connector>
        <draw:custom-shape draw:style-name="gr20" draw:text-style-name="P5" xml:id="id12" draw:id="id12" draw:layer="layout" svg:width="2.49cm" svg:height="1.225cm" svg:x="21.6cm" svg:y="2.5cm">
          <text:p text:style-name="P1"><text:span text:style-name="T3">In-Memory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4.55cm" svg:x2="21.6cm" svg:y2="3.112cm" draw:start-shape="id20" draw:start-glue-point="7" draw:end-shape="id12" draw:end-glue-point="3" svg:d="M20650 4550l950-1438" svg:viewBox="0 0 951 1439">
          <text:p/>
        </draw:connector>
        <draw:custom-shape draw:style-name="gr20" draw:text-style-name="P5" xml:id="id25" draw:id="id25" draw:layer="layout" svg:width="2.49cm" svg:height="1.225cm" svg:x="21.61cm" svg:y="3.938cm">
          <text:p text:style-name="P1"><text:span text:style-name="T3">In-Memory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4.55cm" svg:x2="21.61cm" svg:y2="4.55cm" draw:start-shape="id20" draw:start-glue-point="7" draw:end-shape="id25" draw:end-glue-point="3" svg:d="M20650 4550h960" svg:viewBox="0 0 961 1">
          <text:p/>
        </draw:connector>
        <draw:custom-shape draw:style-name="gr20" draw:text-style-name="P5" xml:id="id26" draw:id="id26" draw:layer="layout" svg:width="2.49cm" svg:height="1.225cm" svg:x="21.61cm" svg:y="5.4cm">
          <text:p text:style-name="P1"><text:span text:style-name="T3">In-Memory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4.55cm" svg:x2="21.61cm" svg:y2="6.012cm" draw:start-shape="id20" draw:start-glue-point="7" draw:end-shape="id26" draw:end-glue-point="3" svg:d="M20650 4550l960 1462" svg:viewBox="0 0 961 1463">
          <text:p/>
        </draw:connector>
        <draw:connector draw:style-name="gr5" draw:text-style-name="P17" draw:layer="layout" draw:type="line" svg:x1="24.1cm" svg:y1="4.55cm" svg:x2="24.85cm" svg:y2="4.55cm" draw:start-shape="id25" draw:start-glue-point="1" draw:end-shape="id13" draw:end-glue-point="3" svg:d="M24100 4550h750" svg:viewBox="0 0 751 1">
          <text:p/>
        </draw:connector>
        <draw:connector draw:style-name="gr5" draw:text-style-name="P17" draw:layer="layout" draw:type="line" svg:x1="24.1cm" svg:y1="6.012cm" svg:x2="24.85cm" svg:y2="4.55cm" draw:start-shape="id26" draw:start-glue-point="1" draw:end-shape="id13" draw:end-glue-point="3" svg:d="M24100 6012l750-1462" svg:viewBox="0 0 751 1463">
          <text:p/>
        </draw:connector>
        <draw:custom-shape draw:style-name="gr21" draw:text-style-name="P5" xml:id="id24" draw:id="id24" draw:layer="layout" svg:width="1.4cm" svg:height="1.75cm" svg:x="24.85cm" svg:y="9.075cm">
          <text:p text:style-name="P1"><text:span text:style-name="T3">In-Memory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24.09cm" svg:y1="8.512cm" svg:x2="24.85cm" svg:y2="9.95cm" draw:start-shape="id27" draw:start-glue-point="1" draw:end-shape="id24" draw:end-glue-point="3" svg:d="M24090 8512l760 1438" svg:viewBox="0 0 761 1439">
          <text:p text:style-name="P1"><text:span text:style-name="T4"/></text:p>
          <text:p text:style-name="P1"><text:span text:style-name="T4"/></text:p>
        </draw:connector>
        <draw:custom-shape draw:style-name="gr22" draw:text-style-name="P8" xml:id="id21" draw:id="id21" draw:layer="layout" svg:width="5.1cm" svg:height="3.5cm" svg:x="15.55cm" svg:y="8.2cm">
          <text:p text:style-name="P1">In-Memory<text:line-break/>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5" xml:id="id27" draw:id="id27" draw:layer="layout" svg:width="2.49cm" svg:height="1.225cm" svg:x="21.6cm" svg:y="7.9cm">
          <text:p text:style-name="P1"><text:span text:style-name="T3">In-Memory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9.95cm" svg:x2="21.6cm" svg:y2="8.512cm" draw:start-shape="id21" draw:start-glue-point="7" draw:end-shape="id27" draw:end-glue-point="3" svg:d="M20650 9950l950-1438" svg:viewBox="0 0 951 1439">
          <text:p/>
        </draw:connector>
        <draw:custom-shape draw:style-name="gr20" draw:text-style-name="P5" xml:id="id28" draw:id="id28" draw:layer="layout" svg:width="2.49cm" svg:height="1.225cm" svg:x="21.61cm" svg:y="9.338cm">
          <text:p text:style-name="P1"><text:span text:style-name="T3">In-Memory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9.95cm" svg:x2="21.61cm" svg:y2="9.95cm" draw:start-shape="id21" draw:start-glue-point="7" draw:end-shape="id28" draw:end-glue-point="3" svg:d="M20650 9950h960" svg:viewBox="0 0 961 1">
          <text:p/>
        </draw:connector>
        <draw:custom-shape draw:style-name="gr20" draw:text-style-name="P5" xml:id="id29" draw:id="id29" draw:layer="layout" svg:width="2.49cm" svg:height="1.225cm" svg:x="21.61cm" svg:y="10.8cm">
          <text:p text:style-name="P1"><text:span text:style-name="T3">In-Memory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9.95cm" svg:x2="21.61cm" svg:y2="11.412cm" draw:start-shape="id21" draw:start-glue-point="7" draw:end-shape="id29" draw:end-glue-point="3" svg:d="M20650 9950l960 1462" svg:viewBox="0 0 961 1463">
          <text:p/>
        </draw:connector>
        <draw:connector draw:style-name="gr5" draw:text-style-name="P17" draw:layer="layout" draw:type="line" svg:x1="24.1cm" svg:y1="9.95cm" svg:x2="24.85cm" svg:y2="9.95cm" draw:start-shape="id28" draw:start-glue-point="1" draw:end-shape="id24" draw:end-glue-point="3" svg:d="M24100 9950h750" svg:viewBox="0 0 751 1">
          <text:p/>
        </draw:connector>
        <draw:connector draw:style-name="gr5" draw:text-style-name="P17" draw:layer="layout" draw:type="line" svg:x1="24.1cm" svg:y1="11.412cm" svg:x2="24.85cm" svg:y2="9.95cm" draw:start-shape="id29" draw:start-glue-point="1" draw:end-shape="id24" draw:end-glue-point="3" svg:d="M24100 11412l750-1462" svg:viewBox="0 0 751 1463">
          <text:p/>
        </draw:connector>
        <draw:connector draw:style-name="gr23" draw:text-style-name="P10" draw:layer="layout" svg:x1="12.304cm" svg:y1="7.4cm" svg:x2="18.1cm" svg:y2="6.3cm" draw:start-shape="id16" draw:start-glue-point="4" draw:end-shape="id20" draw:end-glue-point="6" svg:d="M12304 7400h5796v-1100" svg:viewBox="0 0 5797 1101">
          <text:p text:style-name="P1"><text:span text:style-name="T3">Yakın/Uzak İletişim</text:span><text:span text:style-name="T3"><text:line-break/></text:span><text:span text:style-name="T3">Arabirimi</text:span></text:p>
        </draw:connector>
        <draw:custom-shape draw:style-name="gr24" draw:text-style-name="P5" xml:id="id15" draw:id="id15" draw:layer="layout" svg:width="1.4cm" svg:height="0.975cm" svg:x="5.6cm" svg:y="6.913cm">
          <text:p text:style-name="P1"><text:span text:style-name="T3">ORC</text:span>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svg:x1="7cm" svg:y1="7.4cm" svg:x2="9.846cm" svg:y2="7.4cm" draw:start-shape="id15" draw:start-glue-point="1" draw:end-shape="id16" draw:end-glue-point="6" svg:d="M7000 7400h2846" svg:viewBox="0 0 2847 1">
          <text:p text:style-name="P1"><text:span text:style-name="T10">Yakın İletişim </text:span><text:span text:style-name="T10"><text:line-break/></text:span><text:span text:style-name="T10">Arabirimi</text:span></text:p>
        </draw:connector>
        <draw:connector draw:style-name="gr26" draw:text-style-name="P1" draw:layer="layout" svg:x1="18.1cm" svg:y1="8.2cm" svg:x2="12.45cm" svg:y2="7.4cm" draw:start-shape="id21" draw:start-glue-point="4" draw:end-shape="id16" draw:end-glue-point="1" svg:d="M18100 8200v-800h-5650" svg:viewBox="0 0 5651 801">
          <text:p/>
        </draw:connector>
      </draw:page>
      <draw:page draw:name="page2" draw:style-name="dp1" draw:master-page-name="Default">
        <draw:custom-shape draw:style-name="gr27" draw:text-style-name="P19" draw:layer="layout" svg:width="16.6cm" svg:height="0.71cm" svg:x="2cm" svg:y="3.2cm">
          <text:p/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.67cm" svg:height="0.319cm" svg:x="2.076cm" svg:y="3.406cm">
          <draw:text-box>
            <text:p><text:span text:style-name="T11">Magic ID</text:span></text:p>
          </draw:text-box>
        </draw:frame>
        <draw:frame draw:style-name="gr29" draw:text-style-name="P20" draw:layer="layout" svg:width="2cm" svg:height="0.319cm" svg:x="4.019cm" svg:y="3.394cm">
          <draw:text-box>
            <text:p><text:span text:style-name="T11">Uzunluk (l)</text:span></text:p>
          </draw:text-box>
        </draw:frame>
        <draw:line draw:style-name="gr30" draw:text-style-name="P17" draw:layer="layout" svg:x1="6cm" svg:y1="2.9cm" svg:x2="6cm" svg:y2="3.9cm">
          <text:p/>
        </draw:line>
        <draw:frame draw:style-name="gr31" draw:text-style-name="P21" draw:layer="layout" svg:width="2.6cm" svg:height="0.395cm" svg:x="9cm" svg:y="3.325cm">
          <draw:text-box>
            <text:p><text:span text:style-name="T12">Veri Yükü</text:span></text:p>
          </draw:text-box>
        </draw:frame>
        <draw:frame draw:style-name="gr32" draw:text-style-name="P20" draw:layer="layout" svg:width="1.425cm" svg:height="0.319cm" svg:x="16.8cm" svg:y="3.425cm">
          <draw:text-box>
            <text:p><text:span text:style-name="T11">CRC32</text:span></text:p>
          </draw:text-box>
        </draw:frame>
        <draw:line draw:style-name="gr30" draw:text-style-name="P17" draw:layer="layout" svg:x1="16.6cm" svg:y1="2.9cm" svg:x2="16.6cm" svg:y2="3.9cm">
          <text:p/>
        </draw:line>
        <draw:line draw:style-name="gr30" draw:text-style-name="P17" draw:layer="layout" svg:x1="4cm" svg:y1="2.9cm" svg:x2="4cm" svg:y2="3.9cm">
          <text:p/>
        </draw:line>
        <draw:frame draw:style-name="gr33" draw:text-style-name="P22" draw:layer="layout" svg:width="1.2cm" svg:height="0.551cm" svg:x="2.3cm" svg:y="2.936cm">
          <draw:text-box>
            <text:p text:style-name="P1"><text:span text:style-name="T13">4 Byte</text:span></text:p>
          </draw:text-box>
        </draw:frame>
        <draw:frame draw:style-name="gr34" draw:text-style-name="P23" draw:layer="layout" svg:width="1.594cm" svg:height="0.239cm" svg:x="7.882cm" svg:y="2.925cm">
          <draw:text-box>
            <text:p><text:span text:style-name="T14">Uzunluk (l)</text:span></text:p>
          </draw:text-box>
        </draw:frame>
        <draw:frame draw:style-name="gr33" draw:text-style-name="P22" draw:layer="layout" svg:width="1.2cm" svg:height="0.551cm" svg:x="4.4cm" svg:y="2.899cm">
          <draw:text-box>
            <text:p text:style-name="P1"><text:span text:style-name="T13">4 Byte</text:span></text:p>
          </draw:text-box>
        </draw:frame>
        <draw:frame draw:style-name="gr35" draw:text-style-name="P22" draw:layer="layout" svg:width="1.2cm" svg:height="0.276cm" svg:x="17.1cm" svg:y="2.899cm">
          <draw:text-box>
            <text:p text:style-name="P1"><text:span text:style-name="T13">4 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add58a" draw:end-color="#579835" draw:start-intensity="100%" draw:end-intensity="100%" draw:angle="300" draw:border="0%"/>
    <draw:gradient draw:name="Gradient_20_12" draw:display-name="Gradient 12" draw:style="axial" draw:start-color="#add58a" draw:end-color="#579835" draw:start-intensity="100%" draw:end-intensity="100%" draw:angle="300" draw:border="0%"/>
    <draw:gradient draw:name="Gradient_20_3" draw:display-name="Gradient 3" draw:style="linear" draw:start-color="#add58a" draw:end-color="#579835" draw:start-intensity="100%" draw:end-intensity="100%" draw:angle="300" draw:border="0%"/>
    <draw:gradient draw:name="Gradient_20_4" draw:display-name="Gradient 4" draw:style="linear" draw:start-color="#c2e0ae" draw:end-color="#89c765" draw:start-intensity="100%" draw:end-intensity="100%" draw:angle="300" draw:border="0%"/>
    <draw:gradient draw:name="Gradient_20_7" draw:display-name="Gradient 7" draw:style="axial" draw:start-color="#add58a" draw:end-color="#579835" draw:start-intensity="100%" draw:end-intensity="100%" draw:angle="300" draw:border="0%"/>
    <draw:gradient draw:name="Gradient_20_9" draw:display-name="Gradient 9" draw:style="axial" draw:start-color="#add58a" draw:end-color="#579835" draw:start-intensity="100%" draw:end-intensity="100%" draw:angle="300" draw:border="0%"/>
    <draw:gradient draw:name="gradient" draw:style="axial" draw:start-color="#f37b70" draw:end-color="#ba131a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cm" fo:padding-bottom="0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Symmetric_20_Arrow" draw:marker-end="Symmetric_20_Arrow" draw:fill="none" draw:textarea-horizontal-align="center" draw:textarea-vertical-align="middle" fo:padding-top="0.2cm" fo:padding-bottom="0.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53:22.665000000</meta:creation-date>
    <dc:date>2018-08-02T09:23:30.828000000</dc:date>
    <meta:editing-duration>PT3H9M52S</meta:editing-duration>
    <meta:editing-cycles>33</meta:editing-cycles>
    <meta:generator>LibreOffice/6.0.3.2$Windows_X86_64 LibreOffice_project/8f48d515416608e3a835360314dac7e47fd0b821</meta:generator>
    <meta:document-statistic meta:object-count="77"/>
  </office:meta>
</office:document-meta>
</file>